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-Light" svg:font-family="HelveticaNeue-Light, 'Helvetica Neue Light', HelveticaNeue, 'Helvetica Neue', Helvetica, Arial, 'Lucida Grande'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cm" loext:contextual-spacing="fals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P2" style:family="paragraph" style:parent-style-name="Heading_20_4">
      <style:paragraph-properties fo:margin-left="0cm" fo:margin-right="0cm" fo:margin-top="0cm" fo:margin-bottom="0.132cm" loext:contextual-spacing="false" fo:line-height="110%" fo:orphans="2" fo:widows="2" fo:text-indent="0cm" style:auto-text-indent="false" fo:padding="0cm" fo:border="non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P3" style:family="paragraph" style:parent-style-name="Standard">
      <style:text-properties officeooo:paragraph-rsid="002bb2d7"/>
    </style:style>
    <style:style style:name="P4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5" style:family="paragraph" style:parent-style-name="Text_20_body" style:list-style-name="L2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6" style:family="paragraph" style:parent-style-name="Text_20_body" style:list-style-name="L3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7" style:family="paragraph" style:parent-style-name="Text_20_body" style:list-style-name="L4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8" style:family="paragraph" style:parent-style-name="Text_20_body" style:list-style-name="L5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P9" style:family="paragraph" style:parent-style-name="Text_20_body" style:list-style-name="L6">
      <style:paragraph-properties fo:margin-top="0cm" fo:margin-bottom="0.265cm" loext:contextual-spacing="false" fo:orphans="2" fo:widows="2" fo:padding="0cm" fo:border="none"/>
      <style:text-properties fo:font-variant="normal" fo:text-transform="none" fo:color="#717171" style:font-name="HelveticaNeue-Light" fo:font-size="9.75pt" fo:letter-spacing="normal" fo:font-style="normal" fo:font-weight="normal" officeooo:paragraph-rsid="002048d4" loext:padding-left="0cm" loext:padding-right="0cm" loext:padding-top="0cm" loext:padding-bottom="0.265cm" loext:border-left="none" loext:border-right="none" loext:border-top="none" loext:border-bottom="0.06pt dotted #eeeeee"/>
    </style:style>
    <style:style style:name="P10" style:family="paragraph" style:parent-style-name="Text_20_body" style:list-style-name="L6">
      <style:paragraph-properties fo:margin-top="0cm" fo:margin-bottom="0.265cm" loext:contextual-spacing="false" fo:orphans="2" fo:widows="2" fo:padding="0cm" fo:border="none"/>
      <style:text-properties officeooo:paragraph-rsid="002048d4"/>
    </style:style>
    <style:style style:name="P11" style:family="paragraph" style:parent-style-name="Heading_20_4">
      <style:paragraph-properties fo:margin-top="0cm" fo:margin-bottom="0cm" loext:contextual-spacing="fals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P12" style:family="paragraph" style:parent-style-name="Heading_20_4">
      <style:paragraph-properties fo:margin-left="0cm" fo:margin-right="0cm" fo:margin-top="0cm" fo:margin-bottom="0.132cm" loext:contextual-spacing="false" fo:line-height="110%" fo:orphans="2" fo:widows="2" fo:text-indent="0cm" style:auto-text-indent="false" fo:padding="0cm" fo:border="none"/>
      <style:text-properties fo:font-variant="normal" fo:text-transform="none" fo:color="#717171" style:font-name="HelveticaNeue-Light" fo:font-size="9.75pt" fo:letter-spacing="normal" fo:font-style="normal" fo:font-weight="bold" loext:padding-left="0cm" loext:padding-right="0cm" loext:padding-top="0cm" loext:padding-bottom="0.265cm" loext:border-left="none" loext:border-right="none" loext:border-top="none" loext:border-bottom="0.06pt dotted #eeeeee"/>
    </style:style>
    <style:style style:name="P13" style:family="paragraph" style:parent-style-name="Preformatted_20_Text" style:list-style-name="L6">
      <style:paragraph-properties fo:margin-left="0cm" fo:margin-right="0cm" fo:margin-top="0cm" fo:margin-bottom="0.265cm" loext:contextual-spacing="false" fo:line-height="142%" fo:text-align="start" style:justify-single-word="false" fo:orphans="2" fo:widows="2" fo:text-indent="0cm" style:auto-text-indent="false" fo:padding="0.238cm" fo:border="0.06pt solid #cccccc"/>
      <style:text-properties officeooo:paragraph-rsid="002048d4"/>
    </style:style>
    <style:style style:name="T1" style:family="text">
      <style:text-properties style:font-name="HelveticaNeue-Light" fo:font-size="9.75pt" fo:font-style="normal" fo:font-weight="normal"/>
    </style:style>
    <style:style style:name="T2" style:family="text">
      <style:text-properties fo:font-variant="normal" fo:text-transform="none" fo:color="#717171" fo:letter-spacing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T3" style:family="text">
      <style:text-properties fo:font-variant="normal" fo:text-transform="none" fo:color="#717171" style:font-name="HelveticaNeue-Light" fo:font-size="9.75pt" fo:letter-spacing="normal" fo:font-style="normal" fo:font-weight="normal" loext:padding-left="0cm" loext:padding-right="0cm" loext:padding-top="0cm" loext:padding-bottom="0.265cm" loext:border-left="none" loext:border-right="none" loext:border-top="none" loext:border-bottom="0.06pt dotted #eeeeee"/>
    </style:style>
    <style:style style:name="T4" style:family="text">
      <style:text-properties fo:font-variant="normal" fo:text-transform="none" fo:color="#717171" style:font-name="HelveticaNeue-Light" fo:font-size="9.75pt" fo:letter-spacing="normal" fo:font-style="normal" fo:font-weight="bold"/>
    </style:style>
    <style:style style:name="T5" style:family="text">
      <style:text-properties fo:font-variant="normal" fo:text-transform="none" fo:color="#333333" style:font-name="Monaco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officeooo:rsid="002048d4"/>
    </style:style>
    <style:style style:name="T7" style:family="text">
      <style:text-properties officeooo:rsid="002bb2d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ivFatura">
        <text:h text:style-name="P1" text:outline-level="4">Como voltar para uma versão específica?</text:h>
        <text:list xml:id="list770578292402502981" text:style-name="L1">
          <text:list-item>
            <text:p text:style-name="P4"> <text:span text:style-name="T1">git checkout hash-do-commit </text:span></text:p>
          </text:list-item>
        </text:list>
        <text:h text:style-name="P2" text:outline-level="4">Qual o comando utilizado para fazer o arquivo voltar ao estado "unstage"?</text:h>
        <text:list xml:id="list5759452653741342870" text:style-name="L2">
          <text:list-item>
            <text:p text:style-name="P5"> <text:span text:style-name="T1">git reset HEAD nomedoarquivo </text:span></text:p>
          </text:list-item>
        </text:list>
        <text:h text:style-name="P2" text:outline-level="4">Como voltar para 2 versões anteriores e ainda remover o commit no processo?</text:h>
        <text:list xml:id="list5486884016750576259" text:style-name="L3">
          <text:list-item>
            <text:p text:style-name="P6"> <text:span text:style-name="T1">git reset HEAD~2 --hard </text:span></text:p>
          </text:list-item>
        </text:list>
        <text:h text:style-name="P1" text:outline-level="4">Qual a principal diferença entre Merge e Rebase?</text:h>
        <text:list xml:id="list3572878621939191065" text:style-name="L4">
          <text:list-item>
            <text:p text:style-name="P7"> <text:span text:style-name="T1">O merge não reordena os commits e ainda muitas vezes gera um commit adicional para ser concluído. O rebase reordena os commits, não gerando assim um commit adicional. </text:span></text:p>
          </text:list-item>
        </text:list>
        <text:h text:style-name="P2" text:outline-level="4">Qual o comando utilizado para criar um novo branch?</text:h>
        <text:list xml:id="list6074280158935010269" text:style-name="L5">
          <text:list-item>
            <text:p text:style-name="P8"> <text:span text:style-name="T1">git checkout -b nome-do-branch </text:span></text:p>
          </text:list-item>
        </text:list>
        <text:h text:style-name="P2" text:outline-level="4">Se você está no branch master e roda um merge de um outro branch, isso siginifica que:</text:h>
        <text:list xml:id="list915032573429625257" text:style-name="L6">
          <text:list-item>
            <text:p text:style-name="P10"><text:span text:style-name="T2"> </text:span><text:span text:style-name="T3">Todos os commits que existem no outro branch serão mesclados no branch master </text:span></text:p>
            <text:p text:style-name="P9">Outra dica interessante, caso seja necessário renomear o branch, para organização do projeto.</text:p>
            <text:p text:style-name="P13"><text:span text:style-name="Source_20_Text"><text:span text:style-name="T5">git branch -m &lt;novo_nome&gt; </text:span></text:span></text:p>
          </text:list-item>
        </text:list>
        <text:p text:style-name="Standard"><text:a xlink:type="simple" xlink:href="https://git-scm.com/book/pt-br/v1/Ramificação-Branching-no-Git-Básico-de-Branch-e-Merge" text:style-name="Internet_20_link" text:visited-style-name="Visited_20_Internet_20_Link"><text:span text:style-name="Source_20_Text"><text:span text:style-name="T6">https://git-scm.com/book/pt-br/v1/Ramifica%C3%A7%C3%A3o-Branching-no-Git-B%C3%A1sico-de-Branch-e-Merge</text:span></text:span></text:a></text:p>
        <text:p text:style-name="Standard"><text:span text:style-name="Source_20_Text"/></text:p>
        <text:p text:style-name="P3"><text:span text:style-name="Source_20_Text"><text:span text:style-name="T7">Para não pedir usuario e senha </text:span></text:span><text:span text:style-name="Source_20_Text"><text:span text:style-name="Strong_20_Emphasis"><text:span text:style-name="T4">git config --global credential.helper store</text:span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Neue-Light" svg:font-family="HelveticaNeue-Light, 'Helvetica Neue Light', HelveticaNeue, 'Helvetica Neue', Helvetica, Arial, 'Lucida Grande'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28:12.338679120</meta:creation-date>
    <meta:print-date>2018-05-10T11:31:23.751590733</meta:print-date>
    <dc:date>2018-05-14T10:28:09.382004507</dc:date>
    <meta:editing-duration>PT1H1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60" meta:character-count="1038" meta:non-whitespace-character-count="891"/>
  </office:meta>
</office:document-meta>
</file>